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style:text-properties style:font-name="Arial1" fo:font-size="14pt" style:font-name-asian="Times New Roman" style:font-size-asian="14pt" style:language-asian="de" style:country-asian="DE" style:font-name-complex="Arial2" style:font-size-complex="14pt"/>
    </style:style>
    <style:style style:name="P3" style:family="paragraph" style:parent-style-name="Standard">
      <style:paragraph-properties fo:margin-top="0cm" fo:margin-bottom="0cm" fo:line-height="100%"/>
      <style:text-properties style:font-name="Arial1" fo:font-size="14pt" fo:font-weight="bold" style:font-name-asian="Times New Roman" style:font-size-asian="14pt" style:language-asian="de" style:country-asian="DE" style:font-weight-asian="bold" style:font-name-complex="Arial2" style:font-size-complex="14pt"/>
    </style:style>
    <style:style style:name="P4" style:family="paragraph" style:parent-style-name="Standard" style:master-page-name="Standard">
      <style:paragraph-properties fo:margin-top="0cm" fo:margin-bottom="0cm" fo:line-height="100%" style:page-number="auto"/>
    </style:style>
    <style:style style:name="T1" style:family="text">
      <style:text-properties style:font-name="Arial1" fo:font-size="16pt" fo:font-weight="bold" style:font-name-asian="Times New Roman" style:font-size-asian="16pt" style:language-asian="de" style:country-asian="DE" style:font-weight-asian="bold" style:font-name-complex="Arial2" style:font-size-complex="16pt"/>
    </style:style>
    <style:style style:name="T2" style:family="text">
      <style:text-properties style:font-name="Arial1" fo:font-size="14pt" style:font-name-asian="Times New Roman" style:font-size-asian="14pt" style:language-asian="de" style:country-asian="DE" style:font-name-complex="Arial2" style:font-size-complex="14pt"/>
    </style:style>
    <style:style style:name="T3" style:family="text">
      <style:text-properties style:font-name="Arial1" fo:font-size="14pt" fo:font-weight="bold" style:font-name-asian="Times New Roman" style:font-size-asian="14pt" style:language-asian="de" style:country-asian="DE" style:font-weight-asian="bold" style:font-name-complex="Arial2" style:font-size-complex="14pt"/>
    </style:style>
    <style:style style:name="T4" style:family="text">
      <style:text-properties fo:font-variant="normal" fo:text-transform="none" fo:color="#000000" style:font-name="sans-serif" fo:font-size="9.75pt" fo:letter-spacing="normal" fo:font-style="normal" fo:font-weight="normal" style:font-name-asian="Times New Roman" style:font-size-asian="14pt" style:language-asian="de" style:country-asian="DE" style:font-weight-asian="bold" style:font-name-complex="Arial2"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Inf12 Lernbereich 1: Formale Sprachen und Endliche Automaten (ca. 16 Std.)</text:span></text:p>
      <text:p text:style-name="P1"><text:span text:style-name="T1">Kompetenzerwartungen</text:span></text:p>
      <text:p text:style-name="P1"><text:span text:style-name="T1">Die Schülerinnen und Schüler ...</text:span></text:p>
      <text:p text:style-name="P2"/>
      <text:p text:style-name="P1"><text:span text:style-name="T2">•entwickeln formale Sprachen zu Beispielen aus dem Alltag (z.B.</text:span></text:p>
      <text:p text:style-name="P1"><text:span text:style-name="T2">Autokennzeichen, E-Mail-Adressen oder Gleitkommazahlen), um ein Verständnis für die Notwendigkeit von klaren Regeln bei der Definition dieser Sprachen zu gewinnen und damit Mehrdeutigkeiten, wie sie in natürlichen Sprachen vorkommen, zu vermeiden.</text:span></text:p>
      <text:p text:style-name="P1"><text:span text:style-name="T2">•definieren formale Sprachen durch Grammatiken und verwenden zur Darstellung der Produktionsregeln insbesondere die Erweiterte Backus-Naur-Form (EBNF) und Syntaxdiagramme.</text:span></text:p>
      <text:p text:style-name="P1"><text:span text:style-name="T2">•entwerfen zur formalen Beschreibung von regulären Sprachen endliche</text:span></text:p>
      <text:p text:style-name="P1"><text:span text:style-name="T2">erkennende Automaten.</text:span></text:p>
      <text:p text:style-name="P1"><text:span text:style-name="T2">•implementieren mithilfe einer objektorientierten Programmiersprache fachgerecht deterministische endliche Automaten und nutzen diese zur automatisierten Überprüfung der Zugehörigkeit von Wörtern zu einer regulären Sprache.</text:span></text:p>
      <text:p text:style-name="P1"><text:span text:style-name="T2">•erläutern an selbst gewählten Beispielen, dass es Sprachen gibt, die nicht regulär sind, und erkennen daran, dass es weitere Sprachkategorien in der Informatik gibt. Damit wird den Schülerinnen und Schülern bewusst, dass für die automatisierte Verarbeitung von nicht regulären Sprachen, wie z. B. höheren Programmiersprachen, das Modell des endlichen Automaten nicht ausreicht und weitere Modellkonzepte notwendig sind.</text:span></text:p>
      <text:p text:style-name="P3"/>
      <text:p text:style-name="P1"><text:span text:style-name="T3">Inhalte zu den Kompetenzen:</text:span></text:p>
      <text:p text:style-name="P1"><text:span text:style-name="T2">•Formale Sprache als Menge von Zeichenketten über einem Alphabet: Zeichen,</text:span></text:p>
      <text:p text:style-name="P1"><text:span text:style-name="T2">Zeichenvorrat (Alphabet), Wort (Zeichenkette), Syntax, Semantik</text:span></text:p>
      <text:p text:style-name="P1"><text:span text:style-name="T2">•Grammatik: Terminal, Nichtterminal, Produktionsregel, Startsymbol</text:span></text:p>
      <text:p text:style-name="P1"><text:span text:style-name="T2">•Notation formaler Sprachen: Syntaxdiagramm und Erweiterte </text:span></text:p>
      <text:p text:style-name="P1"><text:span text:style-name="T2">•Ableitung eines Wortes einer formalen Sprache als Folge von Regelanwendungen,</text:span></text:p>
      <text:p text:style-name="P1"><text:span text:style-name="T2">Ableitungsbaum</text:span></text:p>
      <text:p text:style-name="P1"><text:span text:style-name="T2">•erkennender endlicher Automat: Zustandsmenge, Eingabealphabet,</text:span></text:p>
      <text:p text:style-name="P1"><text:span text:style-name="T2">Zustandsübergang, Startzustand, Endzustand, Fangzustand (Fehlerzustand);</text:span></text:p>
      <text:p text:style-name="P1"><text:span text:style-name="T2">reguläre Sprache</text:span></text:p>
      <text:p text:style-name="P1"><text:span text:style-name="T2">•Fachbegriffe: formale Sprache, Alphabet, Grammatik, Terminal, Nichtterminal,</text:span></text:p>
      <text:p text:style-name="P1"><text:soft-page-break/><text:span text:style-name="T2">Produktionsregel, Startsymbol, Syntaxdiagramm, reguläre Sprache, Ableitung, Ableitungsbaum, Erweiterte Backus-Naur-Form (EBNF), erkennender endlicher Automat, deterministischer endlicher Automat, Eingabealphabet, Startzustand, Endzustand, Fangzustand (Fehlerzustand), Zustandsübergang, Syntax, Semantik</text:span></text:p>
      <text:p text:style-name="P2"/>
      <text:p text:style-name="P1"><text:span text:style-name="T3">Alphabet:</text:span></text:p>
      <text:p text:style-name="P1"><text:span text:style-name="T2">Die endliche Menge einzelner Zeichen, die in einer formalen Sprache verwendet werden, heißt Alphabet oder Zeichenvorrat dieser Sprache und wird mit (Epsilon) bezeichnet. Durch Aneinanderreihen mehrerer Zeichen des Alphabetes wird ein Wort(auch Zeichenkette genannt) gebildet.</text:span></text:p>
      <text:p text:style-name="P3"/>
      <text:p text:style-name="P1"><text:span text:style-name="T3">Syntax und Semantik:</text:span></text:p>
      <text:p text:style-name="P1"><text:span text:style-name="T2">Bei der Kommunikation mit natürlichen Zahlen können Zweideutigkeiten und Missverständnisse auftreten. Dies kann man durch die Verwendung einer formalen Sprache verhindern, die als Menge zulässiger Zeichenketten über einem Alphabet definiert wird. Die Regeln zur Bildung zulässiger Zeichenketten stellen die </text:span><text:span text:style-name="T3">Syntax</text:span><text:span text:style-name="T2"> einer Sprache dar. Die Bedeutung eines Wortes nennt man auch </text:span><text:span text:style-name="T3">Semantik.</text:span></text:p>
      <text:p text:style-name="P1"><text:bookmark text:name="_GoBack"/><text:span text:style-name="T4"/></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ipadmin</meta:initial-creator>
    <meta:editing-cycles>1</meta:editing-cycles>
    <meta:creation-date>2019-07-04T10:44:00</meta:creation-date>
    <dc:date>2019-07-08T10:38:31.49</dc:date>
    <meta:editing-duration>P0D</meta:editing-duration>
    <meta:generator>OpenOffice/4.1.6$Win32 OpenOffice.org_project/416m1$Build-9790</meta:generator>
    <meta:document-statistic meta:table-count="0" meta:image-count="0" meta:object-count="0" meta:page-count="2" meta:paragraph-count="26" meta:word-count="351" meta:character-count="29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